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400000265F5B09903A7114E96.png" manifest:media-type="image/png"/>
  <manifest:file-entry manifest:full-path="Pictures/10000001000004DB000002660304FDFA6443BD11.png" manifest:media-type="image/png"/>
  <manifest:file-entry manifest:full-path="Pictures/100000010000042F00000265595152D89446C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8c9e" officeooo:paragraph-rsid="001b8c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QA</text:p>
      <text:p text:style-name="P1"><draw:frame draw:style-name="fr2" draw:name="Imagen1" text:anchor-type="char" svg:x="-0.363cm" svg:y="0.318cm" svg:width="18.415cm" svg:height="10.539cm" draw:z-index="0"><draw:image xlink:href="Pictures/100000010000042F00000265595152D89446C0EA.png" xlink:type="simple" xlink:show="embed" xlink:actuate="onLoad" draw:mime-type="image/png"/></draw:frame><draw:frame draw:style-name="fr2" draw:name="Imagen2" text:anchor-type="char" svg:x="-0.37cm" svg:y="11.18cm" svg:width="18.353cm" svg:height="9.065cm" draw:z-index="1"><draw:image xlink:href="Pictures/10000001000004DB000002660304FDFA6443BD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width="17cm" svg:height="10.633cm" draw:z-index="2"><draw:image xlink:href="Pictures/10000001000003D400000265F5B09903A7114E9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6:39:51.728957666</meta:creation-date>
    <dc:date>2022-11-11T16:40:57.646414904</dc:date>
    <meta:editing-duration>PT1M6S</meta:editing-duration>
    <meta:editing-cycles>1</meta:editing-cycles>
    <meta:document-statistic meta:table-count="0" meta:image-count="3" meta:object-count="0" meta:page-count="2" meta:paragraph-count="1" meta:word-count="2" meta:character-count="10" meta:non-whitespace-character-count="9"/>
    <meta:generator>LibreOffice/7.3.6.2$Linux_X86_64 LibreOffice_project/30$Build-2</meta:generator>
  </office:meta>
</office:document-meta>
</file>